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4">
            <text:p>QU-124</text:p>
          </table:table-cell>
          <table:table-cell office:value-type="float" office:value="53.54">
            <text:p>53.54</text:p>
          </table:table-cell>
          <table:table-cell office:value-type="float" office:value="-78.15">
            <text:p>-78.15</text:p>
          </table:table-cell>
          <table:table-cell office:value-type="float" office:value="8140.0">
            <text:p>814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2.1">
            <text:p>162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80468">
            <text:p>BETA-180468</text:p>
          </table:table-cell>
          <table:table-cell office:value-type="float" office:value="53.88">
            <text:p>53.88</text:p>
          </table:table-cell>
          <table:table-cell office:value-type="float" office:value="-78.84">
            <text:p>-78.84</text:p>
          </table:table-cell>
          <table:table-cell office:value-type="float" office:value="2460.0">
            <text:p>2460.0</text:p>
          </table:table-cell>
          <table:table-cell office:value-type="float" office:value="40.0">
            <text:p>4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.4">
            <text:p>36.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19">
            <text:p>QU-119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5950.0">
            <text:p>5950.0</text:p>
          </table:table-cell>
          <table:table-cell office:value-type="float" office:value="180.0">
            <text:p>1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3.0">
            <text:p>12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1">
            <text:p>QU-121</text:p>
          </table:table-cell>
          <table:table-cell office:value-type="float" office:value="53.76">
            <text:p>53.76</text:p>
          </table:table-cell>
          <table:table-cell office:value-type="float" office:value="-78.94">
            <text:p>-78.94</text:p>
          </table:table-cell>
          <table:table-cell office:value-type="float" office:value="4500.0">
            <text:p>4500.0</text:p>
          </table:table-cell>
          <table:table-cell office:value-type="float" office:value="170.0">
            <text:p>1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2">
            <text:p>QU-122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8270.0">
            <text:p>8270.0</text:p>
          </table:table-cell>
          <table:table-cell office:value-type="float" office:value="210.0">
            <text:p>2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2.0">
            <text:p>16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5">
            <text:p>QU-245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500.0">
            <text:p>750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6.0">
            <text:p>166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244">
            <text:p>GSC-2244</text:p>
          </table:table-cell>
          <table:table-cell office:value-type="float" office:value="53.69">
            <text:p>53.69</text:p>
          </table:table-cell>
          <table:table-cell office:value-type="float" office:value="-78.29">
            <text:p>-78.29</text:p>
          </table:table-cell>
          <table:table-cell office:value-type="float" office:value="7210.0">
            <text:p>7210.0</text:p>
          </table:table-cell>
          <table:table-cell office:value-type="float" office:value="80.0">
            <text:p>80.0</text:p>
          </table:table-cell>
          <table:table-cell office:value-type="string" office:value="hiatella">
            <text:p>hiatell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8.0">
            <text:p>16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239">
            <text:p>GSC-223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7720.0">
            <text:p>772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75.0">
            <text:p>17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161">
            <text:p>GSC-2161</text:p>
          </table:table-cell>
          <table:table-cell office:value-type="float" office:value="52.17">
            <text:p>52.17</text:p>
          </table:table-cell>
          <table:table-cell office:value-type="float" office:value="-77.54">
            <text:p>-77.54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03.0">
            <text:p>20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L-433A">
            <text:p>L-433A</text:p>
          </table:table-cell>
          <table:table-cell office:value-type="float" office:value="53.76">
            <text:p>53.76</text:p>
          </table:table-cell>
          <table:table-cell office:value-type="float" office:value="-78.94">
            <text:p>-78.94</text:p>
          </table:table-cell>
          <table:table-cell office:value-type="float" office:value="3700.0">
            <text:p>370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5.6">
            <text:p>55.6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arrand1962,VacchiEtal2018">
            <text:p>Farrand1962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135">
            <text:p>GSC-2135</text:p>
          </table:table-cell>
          <table:table-cell office:value-type="float" office:value="51.49">
            <text:p>51.49</text:p>
          </table:table-cell>
          <table:table-cell office:value-type="float" office:value="-77.62">
            <text:p>-77.62</text:p>
          </table:table-cell>
          <table:table-cell office:value-type="float" office:value="7750.0">
            <text:p>775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05.0">
            <text:p>20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370">
            <text:p>QU-370</text:p>
          </table:table-cell>
          <table:table-cell office:value-type="float" office:value="51.49">
            <text:p>51.49</text:p>
          </table:table-cell>
          <table:table-cell office:value-type="float" office:value="-77.62">
            <text:p>-77.62</text:p>
          </table:table-cell>
          <table:table-cell office:value-type="float" office:value="7510.0">
            <text:p>751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03.0">
            <text:p>20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9">
            <text:p>QU-24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7050.0">
            <text:p>705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4.0">
            <text:p>16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0">
            <text:p>QU-250</text:p>
          </table:table-cell>
          <table:table-cell office:value-type="float" office:value="52.79">
            <text:p>52.79</text:p>
          </table:table-cell>
          <table:table-cell office:value-type="float" office:value="-77.97">
            <text:p>-77.97</text:p>
          </table:table-cell>
          <table:table-cell office:value-type="float" office:value="7320.0">
            <text:p>732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70.0">
            <text:p>17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1959">
            <text:p>GSC-195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6900.0">
            <text:p>690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75.1">
            <text:p>175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2">
            <text:p>QU-252</text:p>
          </table:table-cell>
          <table:table-cell office:value-type="float" office:value="52.17">
            <text:p>52.17</text:p>
          </table:table-cell>
          <table:table-cell office:value-type="float" office:value="-77.54">
            <text:p>-77.54</text:p>
          </table:table-cell>
          <table:table-cell office:value-type="float" office:value="7420.0">
            <text:p>742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31.0">
            <text:p>23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3">
            <text:p>QU-253</text:p>
          </table:table-cell>
          <table:table-cell office:value-type="float" office:value="52.79">
            <text:p>52.79</text:p>
          </table:table-cell>
          <table:table-cell office:value-type="float" office:value="-77.97">
            <text:p>-77.97</text:p>
          </table:table-cell>
          <table:table-cell office:value-type="float" office:value="7340.0">
            <text:p>734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369">
            <text:p>QU-369</text:p>
          </table:table-cell>
          <table:table-cell office:value-type="float" office:value="53.54">
            <text:p>53.54</text:p>
          </table:table-cell>
          <table:table-cell office:value-type="float" office:value="-78.15">
            <text:p>-78.15</text:p>
          </table:table-cell>
          <table:table-cell office:value-type="float" office:value="7760.0">
            <text:p>7760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35.0">
            <text:p>23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8">
            <text:p>QU-258</text:p>
          </table:table-cell>
          <table:table-cell office:value-type="float" office:value="52.41">
            <text:p>52.41</text:p>
          </table:table-cell>
          <table:table-cell office:value-type="float" office:value="-77.62">
            <text:p>-77.62</text:p>
          </table:table-cell>
          <table:table-cell office:value-type="float" office:value="7830.0">
            <text:p>783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6">
            <text:p>QU-256</text:p>
          </table:table-cell>
          <table:table-cell office:value-type="float" office:value="53.72">
            <text:p>53.72</text:p>
          </table:table-cell>
          <table:table-cell office:value-type="float" office:value="-78.82">
            <text:p>-78.82</text:p>
          </table:table-cell>
          <table:table-cell office:value-type="float" office:value="5470.0">
            <text:p>5470.0</text:p>
          </table:table-cell>
          <table:table-cell office:value-type="float" office:value="230.0">
            <text:p>230.0</text:p>
          </table:table-cell>
          <table:table-cell office:value-type="string" office:value="hiatella">
            <text:p>hiatell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9.0">
            <text:p>9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7">
            <text:p>QU-247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300.0">
            <text:p>7300.0</text:p>
          </table:table-cell>
          <table:table-cell office:value-type="float" office:value="400.0">
            <text:p>4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83.0">
            <text:p>18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5">
            <text:p>QU-255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200.0">
            <text:p>720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72.0">
            <text:p>17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4">
            <text:p>QU-254</text:p>
          </table:table-cell>
          <table:table-cell office:value-type="float" office:value="51.98">
            <text:p>51.98</text:p>
          </table:table-cell>
          <table:table-cell office:value-type="float" office:value="-78.38">
            <text:p>-78.38</text:p>
          </table:table-cell>
          <table:table-cell office:value-type="float" office:value="7530.0">
            <text:p>753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18.0">
            <text:p>21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7">
            <text:p>BETA-254947</text:p>
          </table:table-cell>
          <table:table-cell office:value-type="float" office:value="53.01">
            <text:p>53.01</text:p>
          </table:table-cell>
          <table:table-cell office:value-type="float" office:value="-77.74">
            <text:p>-77.74</text:p>
          </table:table-cell>
          <table:table-cell office:value-type="float" office:value="6010.0">
            <text:p>6010.0</text:p>
          </table:table-cell>
          <table:table-cell office:value-type="float" office:value="40.0">
            <text:p>4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9.4">
            <text:p>159.4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99816">
            <text:p>BETA-199816</text:p>
          </table:table-cell>
          <table:table-cell office:value-type="float" office:value="53.68">
            <text:p>53.68</text:p>
          </table:table-cell>
          <table:table-cell office:value-type="float" office:value="-77.73">
            <text:p>-77.73</text:p>
          </table:table-cell>
          <table:table-cell office:value-type="float" office:value="4960.0">
            <text:p>4960.0</text:p>
          </table:table-cell>
          <table:table-cell office:value-type="float" office:value="50.0">
            <text:p>50.0</text:p>
          </table:table-cell>
          <table:table-cell office:value-type="string" office:value="sphagnum remains">
            <text:p>sphagnum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8.7">
            <text:p>168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99819">
            <text:p>BETA-199819</text:p>
          </table:table-cell>
          <table:table-cell office:value-type="float" office:value="53.68">
            <text:p>53.68</text:p>
          </table:table-cell>
          <table:table-cell office:value-type="float" office:value="-77.73">
            <text:p>-77.73</text:p>
          </table:table-cell>
          <table:table-cell office:value-type="float" office:value="6100.0">
            <text:p>6100.0</text:p>
          </table:table-cell>
          <table:table-cell office:value-type="float" office:value="40.0">
            <text:p>4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8.1">
            <text:p>168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799">
            <text:p>BETA-251799</text:p>
          </table:table-cell>
          <table:table-cell office:value-type="float" office:value="52.77">
            <text:p>52.77</text:p>
          </table:table-cell>
          <table:table-cell office:value-type="float" office:value="-77.52">
            <text:p>-77.52</text:p>
          </table:table-cell>
          <table:table-cell office:value-type="float" office:value="4970.0">
            <text:p>4970.0</text:p>
          </table:table-cell>
          <table:table-cell office:value-type="float" office:value="40.0">
            <text:p>40.0</text:p>
          </table:table-cell>
          <table:table-cell office:value-type="string" office:value="charred seeds">
            <text:p>charred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5.0">
            <text:p>105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05">
            <text:p>BETA-251805</text:p>
          </table:table-cell>
          <table:table-cell office:value-type="float" office:value="53.01">
            <text:p>53.01</text:p>
          </table:table-cell>
          <table:table-cell office:value-type="float" office:value="-78.36">
            <text:p>-78.36</text:p>
          </table:table-cell>
          <table:table-cell office:value-type="float" office:value="5630.0">
            <text:p>5630.0</text:p>
          </table:table-cell>
          <table:table-cell office:value-type="float" office:value="40.0">
            <text:p>40.0</text:p>
          </table:table-cell>
          <table:table-cell office:value-type="string" office:value="alnus twig">
            <text:p>alnus 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9.7">
            <text:p>129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06">
            <text:p>BETA-251806</text:p>
          </table:table-cell>
          <table:table-cell office:value-type="float" office:value="53.01">
            <text:p>53.01</text:p>
          </table:table-cell>
          <table:table-cell office:value-type="float" office:value="-78.36">
            <text:p>-78.36</text:p>
          </table:table-cell>
          <table:table-cell office:value-type="float" office:value="3930.0">
            <text:p>3930.0</text:p>
          </table:table-cell>
          <table:table-cell office:value-type="float" office:value="40.0">
            <text:p>40.0</text:p>
          </table:table-cell>
          <table:table-cell office:value-type="string" office:value="alnus twig">
            <text:p>alnus 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3">
            <text:p>130.3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1">
            <text:p>BETA-251811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150.0">
            <text:p>3150.0</text:p>
          </table:table-cell>
          <table:table-cell office:value-type="float" office:value="40.0">
            <text:p>40.0</text:p>
          </table:table-cell>
          <table:table-cell office:value-type="string" office:value="grass leaves">
            <text:p>grass 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9.3">
            <text:p>49.3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2">
            <text:p>BETA-251812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000.0">
            <text:p>3000.0</text:p>
          </table:table-cell>
          <table:table-cell office:value-type="float" office:value="40.0">
            <text:p>40.0</text:p>
          </table:table-cell>
          <table:table-cell office:value-type="string" office:value="carex leaf and seeds">
            <text:p>carex leaf and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7">
            <text:p>48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3">
            <text:p>BETA-251813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060.0">
            <text:p>3060.0</text:p>
          </table:table-cell>
          <table:table-cell office:value-type="float" office:value="40.0">
            <text:p>40.0</text:p>
          </table:table-cell>
          <table:table-cell office:value-type="string" office:value="carex leaf">
            <text:p>carex lea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7">
            <text:p>48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6">
            <text:p>BETA-251816</text:p>
          </table:table-cell>
          <table:table-cell office:value-type="float" office:value="52.97">
            <text:p>52.97</text:p>
          </table:table-cell>
          <table:table-cell office:value-type="float" office:value="-78.58">
            <text:p>-78.58</text:p>
          </table:table-cell>
          <table:table-cell office:value-type="float" office:value="110.0">
            <text:p>110.0</text:p>
          </table:table-cell>
          <table:table-cell office:value-type="float" office:value="40.0">
            <text:p>40.0</text:p>
          </table:table-cell>
          <table:table-cell office:value-type="string" office:value="picea needles">
            <text:p>picea 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5">
            <text:p>BETA-254945</text:p>
          </table:table-cell>
          <table:table-cell office:value-type="float" office:value="52.74">
            <text:p>52.74</text:p>
          </table:table-cell>
          <table:table-cell office:value-type="float" office:value="-77.99">
            <text:p>-77.99</text:p>
          </table:table-cell>
          <table:table-cell office:value-type="float" office:value="4530.0">
            <text:p>4530.0</text:p>
          </table:table-cell>
          <table:table-cell office:value-type="float" office:value="40.0">
            <text:p>4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8">
            <text:p>BETA-254948</text:p>
          </table:table-cell>
          <table:table-cell office:value-type="float" office:value="53.01">
            <text:p>53.01</text:p>
          </table:table-cell>
          <table:table-cell office:value-type="float" office:value="-77.74">
            <text:p>-77.74</text:p>
          </table:table-cell>
          <table:table-cell office:value-type="float" office:value="6210.0">
            <text:p>6210.0</text:p>
          </table:table-cell>
          <table:table-cell office:value-type="float" office:value="50.0">
            <text:p>5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9.4">
            <text:p>159.4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6">
            <text:p>BETA-254946</text:p>
          </table:table-cell>
          <table:table-cell office:value-type="float" office:value="52.74">
            <text:p>52.74</text:p>
          </table:table-cell>
          <table:table-cell office:value-type="float" office:value="-77.99">
            <text:p>-77.99</text:p>
          </table:table-cell>
          <table:table-cell office:value-type="float" office:value="4920.0">
            <text:p>4920.0</text:p>
          </table:table-cell>
          <table:table-cell office:value-type="float" office:value="40.0">
            <text:p>40.0</text:p>
          </table:table-cell>
          <table:table-cell office:value-type="string" office:value="charred wood">
            <text:p>charred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